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1d580" officeooo:paragraph-rsid="0011d580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1d580" officeooo:paragraph-rsid="0011d580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d580" officeooo:paragraph-rsid="0011d58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bold" officeooo:rsid="0011d580" officeooo:paragraph-rsid="0011d58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1d580" officeooo:paragraph-rsid="0011d580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bold" officeooo:rsid="00179460" officeooo:paragraph-rsid="0017946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bold" officeooo:rsid="0011d580" officeooo:paragraph-rsid="0011d580" style:font-size-asian="10.5pt" style:font-weight-asian="bold" style:font-size-complex="12pt" style:font-weight-complex="bold"/>
    </style:style>
    <style:style style:name="T1" style:family="text">
      <style:text-properties officeooo:rsid="0015b80f"/>
    </style:style>
    <style:style style:name="T2" style:family="text">
      <style:text-properties officeooo:rsid="0017840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8402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cesses and Threads</text:p>
      <text:p text:style-name="P1"/>
      <text:p text:style-name="P3">Processes:</text:p>
      <text:p text:style-name="P2">- The parent uses the fork() system call to create a child</text:p>
      <text:p text:style-name="P4">- Every process has a unique process identifier (PID)</text:p>
      <text:p text:style-name="P4">- <text:span text:style-name="T1">Child PID = 0 if succesful.</text:span></text:p>
      <text:p text:style-name="P4"/>
      <text:p text:style-name="P5">Process Creation:</text:p>
      <text:p text:style-name="P4">• System initialization</text:p>
      <text:p text:style-name="P4">• Execution of a process creation system</text:p>
      <text:p text:style-name="P4">• User request to create a new process</text:p>
      <text:p text:style-name="P4">• Initiation of a batch job</text:p>
      <text:p text:style-name="P4"/>
      <text:p text:style-name="P5">Process Termination:</text:p>
      <text:p text:style-name="P4">1. Normal exit (voluntary)</text:p>
      <text:p text:style-name="P4">2. Error exit (voluntary)</text:p>
      <text:p text:style-name="P4">3. Fatal error (involuntary)</text:p>
      <text:p text:style-name="P4">4. Killed by another process (involuntary)</text:p>
      <text:p text:style-name="P4"/>
      <text:p text:style-name="P5">Process Hierarchies:</text:p>
      <text:p text:style-name="P4">Parent creates a child process, child processes can create its own process</text:p>
      <text:p text:style-name="P4"/>
      <text:p text:style-name="P4"/>
      <text:p text:style-name="P6">Sample Exam Answer <text:span text:style-name="T2">(Processes and Threads)</text:span></text:p>
      <text:p text:style-name="P6"/>
      <text:p text:style-name="P7">fork <text:span text:style-name="T5">=</text:span> <text:span text:style-name="T5">two processes with one thread each</text:span></text:p>
      <text:p text:style-name="P7">pthread_create <text:span text:style-name="T5">= one process with two threads</text:span></text:p>
      <text:p text:style-name="P5"/>
      <text:p text:style-name="P4">After fork(), there are now <text:span text:style-name="T3">two processes </text:span>with <text:span text:style-name="T3">one thread each</text:span>, both continue</text:p>
      <text:p text:style-name="P4">executing the same line of code after fork().</text:p>
      <text:p text:style-name="P4"/>
      <text:p text:style-name="P4">Whereas after pthread_create() (which has a parameter which is a pointer to a</text:p>
      <text:p text:style-name="P4">function), there is still only <text:span text:style-name="T3">one process but now with two threads</text:span>, where the new</text:p>
      <text:p text:style-name="P4">thread begins executing code in a call-back function (i.e. program counter</text:p>
      <text:p text:style-name="P4">pointing to first line in this function, not continuing from pthread_create).</text:p>
      <text:p text:style-name="P4"/>
      <text:p text:style-name="P4">Specifically, fork() creates a <text:span text:style-name="T3">separate child process </text:span><text:span text:style-name="T4">of 0</text:span>, after which the program counter</text:p>
      <text:p text:style-name="P4">points to the “if” in both processes. Processes are independent so that if one</text:p>
      <text:p text:style-name="P4">process ends the other continues. But if the main thread ends, all other threads may</text:p>
      <text:p text:style-name="P4">terminate.</text:p>
      <text:p text:style-name="P4"/>
      <text:p text:style-name="P4">Both threads share the same global address space but since each thread has its own</text:p>
      <text:p text:style-name="P4">stack, changing a local variable will not affect other threads. Whereas the child</text:p>
      <text:p text:style-name="P4">process has its own address space initialised with the parents data at the time of</text:p>
      <text:p text:style-name="P4">the fork() (except the childId value which returns 0 to the child and the child PID</text:p>
      <text:p text:style-name="P4">to the parent). Unlike threads, processes cannot directly modify each other’s data</text:p>
      <text:p text:style-name="P4">without using “clever” communication mechanisms such as files, pipes or socke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1:57:10.954585706</meta:creation-date>
    <meta:generator>LibreOffice/6.0.6.2$Linux_X86_64 LibreOffice_project/00m0$Build-2</meta:generator>
    <dc:date>2019-10-20T13:31:04.843951363</dc:date>
    <meta:editing-duration>PT50M40S</meta:editing-duration>
    <meta:editing-cycles>5</meta:editing-cycles>
    <meta:document-statistic meta:table-count="0" meta:image-count="0" meta:object-count="0" meta:page-count="1" meta:paragraph-count="36" meta:word-count="310" meta:character-count="1864" meta:non-whitespace-character-count="1590"/>
  </office:meta>
</office:document-meta>
</file>